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e5cc" officeooo:paragraph-rsid="0017e5cc"/>
    </style:style>
    <style:style style:name="P2" style:family="paragraph" style:parent-style-name="Text_20_body">
      <style:text-properties officeooo:rsid="0017e5cc"/>
    </style:style>
    <style:style style:name="P3" style:family="paragraph" style:parent-style-name="Standard">
      <style:text-properties officeooo:rsid="00183775" officeooo:paragraph-rsid="00183775"/>
    </style:style>
    <style:style style:name="P4" style:family="paragraph" style:parent-style-name="Standard">
      <style:text-properties officeooo:rsid="0018d000" officeooo:paragraph-rsid="0018d000"/>
    </style:style>
    <style:style style:name="P5" style:family="paragraph" style:parent-style-name="Standard">
      <style:text-properties officeooo:rsid="0018d000" officeooo:paragraph-rsid="001bc034"/>
    </style:style>
    <style:style style:name="P6" style:family="paragraph" style:parent-style-name="Standard">
      <style:text-properties fo:color="#c9211e" loext:opacity="100%" officeooo:rsid="00183775" officeooo:paragraph-rsid="00183775"/>
    </style:style>
    <style:style style:name="P7" style:family="paragraph" style:parent-style-name="Standard">
      <style:text-properties fo:color="#c9211e" loext:opacity="100%" officeooo:rsid="001b03c4" officeooo:paragraph-rsid="001b03c4"/>
    </style:style>
    <style:style style:name="P8" style:family="paragraph" style:parent-style-name="Standard">
      <style:text-properties fo:color="#c9211e" loext:opacity="100%" officeooo:rsid="001bc034" officeooo:paragraph-rsid="001bc034"/>
    </style:style>
    <style:style style:name="P9" style:family="paragraph" style:parent-style-name="Standard">
      <style:text-properties fo:color="#c9211e" loext:opacity="100%" officeooo:rsid="0023a0b4" officeooo:paragraph-rsid="0023a0b4"/>
    </style:style>
    <style:style style:name="P10" style:family="paragraph" style:parent-style-name="Standard">
      <style:text-properties officeooo:rsid="0019e020" officeooo:paragraph-rsid="0019e020"/>
    </style:style>
    <style:style style:name="P11" style:family="paragraph" style:parent-style-name="Standard">
      <style:text-properties officeooo:rsid="001b03c4" officeooo:paragraph-rsid="001b03c4"/>
    </style:style>
    <style:style style:name="P12" style:family="paragraph" style:parent-style-name="Standard">
      <style:text-properties officeooo:rsid="001bc034" officeooo:paragraph-rsid="001bc034"/>
    </style:style>
    <style:style style:name="P13" style:family="paragraph" style:parent-style-name="Standard">
      <style:text-properties officeooo:rsid="00216567" officeooo:paragraph-rsid="00216567"/>
    </style:style>
    <style:style style:name="P14" style:family="paragraph" style:parent-style-name="Standard">
      <style:text-properties officeooo:rsid="00216567" officeooo:paragraph-rsid="00239090"/>
    </style:style>
    <style:style style:name="P15" style:family="paragraph" style:parent-style-name="Standard">
      <style:text-properties officeooo:rsid="0023a0b4" officeooo:paragraph-rsid="0023a0b4"/>
    </style:style>
    <style:style style:name="P16" style:family="paragraph" style:parent-style-name="Standard">
      <style:text-properties officeooo:rsid="00239090" officeooo:paragraph-rsid="00239090"/>
    </style:style>
    <style:style style:name="P17" style:family="paragraph" style:parent-style-name="Standard">
      <style:text-properties officeooo:rsid="0025cc15" officeooo:paragraph-rsid="0025cc15"/>
    </style:style>
    <style:style style:name="P18" style:family="paragraph" style:parent-style-name="Standard">
      <style:text-properties officeooo:rsid="0026ada4" officeooo:paragraph-rsid="0026ada4"/>
    </style:style>
    <style:style style:name="P19" style:family="paragraph" style:parent-style-name="Standard">
      <style:text-properties officeooo:rsid="002868a9" officeooo:paragraph-rsid="002868a9"/>
    </style:style>
    <style:style style:name="P20" style:family="paragraph" style:parent-style-name="Standard">
      <style:text-properties officeooo:rsid="00297351" officeooo:paragraph-rsid="00297351"/>
    </style:style>
    <style:style style:name="P21" style:family="paragraph" style:parent-style-name="Standard" style:list-style-name="L1">
      <style:text-properties officeooo:rsid="001ebf58" officeooo:paragraph-rsid="001ebf58"/>
    </style:style>
    <style:style style:name="P22" style:family="paragraph" style:parent-style-name="Standard" style:list-style-name="L2">
      <style:text-properties officeooo:rsid="001b6dfe" officeooo:paragraph-rsid="001de871"/>
    </style:style>
    <style:style style:name="P23" style:family="paragraph" style:parent-style-name="Standard" style:list-style-name="L3">
      <style:text-properties officeooo:rsid="0018d000" officeooo:paragraph-rsid="0018d000"/>
    </style:style>
    <style:style style:name="P24" style:family="paragraph" style:parent-style-name="Standard" style:list-style-name="L4">
      <style:text-properties officeooo:rsid="0023a0b4" officeooo:paragraph-rsid="0023a0b4"/>
    </style:style>
    <style:style style:name="P25" style:family="paragraph" style:parent-style-name="Standard">
      <style:text-properties officeooo:rsid="00297351" officeooo:paragraph-rsid="00297351"/>
    </style:style>
    <style:style style:name="P26" style:family="paragraph" style:parent-style-name="Standard">
      <style:text-properties fo:color="#c9211e" loext:opacity="100%" officeooo:rsid="00297351" officeooo:paragraph-rsid="00297351"/>
    </style:style>
    <style:style style:name="P27" style:family="paragraph" style:parent-style-name="Standard">
      <style:text-properties officeooo:rsid="002c9c38" officeooo:paragraph-rsid="002c9c38"/>
    </style:style>
    <style:style style:name="T1" style:family="text">
      <style:text-properties officeooo:rsid="00183775"/>
    </style:style>
    <style:style style:name="T2" style:family="text">
      <style:text-properties style:font-name="Liberation Sans" fo:font-size="28pt" fo:font-weight="bold" officeooo:rsid="00183775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officeooo:rsid="0019571a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b03c4"/>
    </style:style>
    <style:style style:name="T6" style:family="text">
      <style:text-properties officeooo:rsid="001ebf58"/>
    </style:style>
    <style:style style:name="T7" style:family="text">
      <style:text-properties officeooo:rsid="00201269"/>
    </style:style>
    <style:style style:name="T8" style:family="text">
      <style:text-properties officeooo:rsid="00228efc"/>
    </style:style>
    <style:style style:name="T9" style:family="text">
      <style:text-properties officeooo:rsid="00239090"/>
    </style:style>
    <style:style style:name="T10" style:family="text">
      <style:text-properties officeooo:rsid="0023a0b4"/>
    </style:style>
    <style:style style:name="T11" style:family="text">
      <style:text-properties officeooo:rsid="0024786c"/>
    </style:style>
    <style:style style:name="T12" style:family="text">
      <style:text-properties officeooo:rsid="00275e41"/>
    </style:style>
    <style:style style:name="T13" style:family="text">
      <style:text-properties officeooo:rsid="002868a9"/>
    </style:style>
    <style:style style:name="T14" style:family="text">
      <style:text-properties officeooo:rsid="002a56d8"/>
    </style:style>
    <style:style style:name="T15" style:family="text">
      <style:text-properties officeooo:rsid="002c3787"/>
    </style:style>
    <style:style style:name="T16" style:family="text">
      <style:text-properties officeooo:rsid="002d8b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sta de Exercícios <text:span text:style-name="T1">resoluç</text:span><text:span text:style-name="T2">ão</text:span></text:p>
      <text:p text:style-name="P2"/>
      <text:p text:style-name="P1"><text:span text:style-name="T3">Q</text:span>uestão 1)</text:p>
      <text:list xml:id="list1812266683" text:style-name="L1">
        <text:list-item>
          <text:p text:style-name="P21">Dividir um problema em problema menores de tal forma que resolvendo os problema menores se atinja a solução do problema maior.</text:p>
        </text:list-item>
      </text:list>
      <text:list xml:id="list742674574" text:style-name="L2">
        <text:list-item>
          <text:p text:style-name="P22">Redução da complexidade de concepção, desenvolvimento e manutenção <text:span text:style-name="T6">possibilitando que o projetista foque em uma parte do problema.</text:span></text:p>
        </text:list-item>
        <text:list-item>
          <text:p text:style-name="P22">Possibilidade de desenvolvimentos independentes das várias camadas, o que pressupõe a definição das interfaces entre camadas (e os serviços associados).</text:p>
        </text:list-item>
        <text:list-item>
          <text:p text:style-name="P22">Flexibilidade de implementação, visto ser possível escolher as tecnologias e os algoritmos de controlo mais adequados a cada função ou grupo de funções.</text:p>
        </text:list-item>
        <text:list-item>
          <text:p text:style-name="P22">Possibilidade de introduzir alterações numa camada, para explorar novas tecnologias entretanto disponíveis ou algoritmos de controlo mais eficientes.</text:p>
        </text:list-item>
        <text:list-item>
          <text:p text:style-name="P22">Possibilidade de suportar diferentes aplicações com base num número reduzido de interfaces (serviços) comuns.</text:p>
        </text:list-item>
        <text:list-item>
          <text:p text:style-name="P22">Concepção e análise de sistemas complexos com diferentes graus de abstracção.</text:p>
        </text:list-item>
        <text:list-item>
          <text:p text:style-name="P22">Adopção de standards, o que permite a produção em massa (com a consequente redução de custos) e o suporte de produtos por diferentes fabricantes (o que aumenta a diversidade de escolha e a flexibilidade das soluções).</text:p>
        </text:list-item>
      </text:list>
      <text:p text:style-name="P3"/>
      <text:p text:style-name="P6">?Questão 2)</text:p>
      <text:p text:style-name="P3"/>
      <text:list xml:id="list378756084" text:style-name="L3">
        <text:list-item>
          <text:p text:style-name="P23">quais serviços serão oferecidos pela camada.</text:p>
        </text:list-item>
        <text:list-item>
          <text:p text:style-name="P23">Quais protocolos sera aceitos.</text:p>
        </text:list-item>
        <text:list-item>
          <text:p text:style-name="P23">Como as camadas irão se comunicar.</text:p>
        </text:list-item>
      </text:list>
      <text:p text:style-name="P4"/>
      <text:p text:style-name="P4">Questão 3)</text:p>
      <text:p text:style-name="P4"/>
      <text:p text:style-name="P10">P<text:span text:style-name="T5">D</text:span>U (<text:span text:style-name="T4">protocol data unit</text:span>) → <text:span text:style-name="T5">e o <text:s/>cabeçalho juntamente com o conteúdo requisitado pela camada <text:s/>para obter um serviço da que vem em sequida.</text:span></text:p>
      <text:p text:style-name="P10"/>
      <text:p text:style-name="P11">SDU→ e a requisição da camada anterior descrita acima que ultrapassou sua fronteira entrou na camada.</text:p>
      <text:p text:style-name="P11"/>
      <text:p text:style-name="P11"><text:tab/>Portanto, na fronteira superior a camada recebe uma PDU adicionando o protocolo da camada e se transforma em SDU.</text:p>
      <text:p text:style-name="P11"/>
      <text:p text:style-name="P7">!Questão 4)</text:p>
      <text:p text:style-name="P11"/>
      <text:p text:style-name="P12"><text:tab/>Isso acontece por que a camada de rede que atua por cima funciona independente das camadas baixo ou seja mesmo eu trocando o hardware e o sistema operacional as camadas acima continuam funcionando do mesmo jeito.</text:p>
      <text:p text:style-name="P12"/>
      <text:p text:style-name="P8">!Questão 5)</text:p>
      <text:p text:style-name="P12"/>
      <text:p text:style-name="P5"><text:tab/><text:span text:style-name="T7">Os serviços de uma camada N são oferecidos a entidades (N + 1) em pontos de acesso ao serviço, um SAP constitui uma interface logica entre entidades.</text:span></text:p>
      <text:p text:style-name="P5"><text:tab/><text:span text:style-name="T7">Os SAPs fazem a conexão entre entidades de uma camada ou seja formam uma linha/ponto para que essas camadas possam se comunicar.</text:span></text:p>
      <text:p text:style-name="P13"><text:soft-page-break/>Questão <text:span text:style-name="T8">6</text:span>)</text:p>
      <text:p text:style-name="P13"/>
      <text:p text:style-name="P14"><text:tab/><text:span text:style-name="T9">As vezes os serviços podem ser difíceis de definir sem referencia ao(s) protocolo(s) subjacente(s). Exemplo típico e o do serviço de sessão OSI, para qual algumas pessoas disseram que só poderia ser entendido em termos de protocolo de sessão.</text:span></text:p>
      <text:p text:style-name="P14"/>
      <text:p text:style-name="P16">Questão 7)</text:p>
      <text:p text:style-name="P14"/>
      <text:p text:style-name="P14"><text:span text:style-name="T9"><text:tab/></text:span><text:span text:style-name="T10">Os protocolos são compostos pelos requintes elementos:</text:span><text:span text:style-name="T9"> </text:span></text:p>
      <text:list xml:id="list1858497436" text:style-name="L4">
        <text:list-item>
          <text:p text:style-name="P24">Vocabulário (léxico);</text:p>
        </text:list-item>
        <text:list-item>
          <text:p text:style-name="P24">Palavras (vernáculo);</text:p>
        </text:list-item>
        <text:list-item>
          <text:p text:style-name="P24">Sentença (sintaxe);</text:p>
        </text:list-item>
        <text:list-item>
          <text:p text:style-name="P24">Procedimento (semântica).</text:p>
        </text:list-item>
      </text:list>
      <text:p text:style-name="P15"/>
      <text:p text:style-name="P9">!Questão 8)</text:p>
      <text:p text:style-name="P15"/>
      <text:p text:style-name="P15"><text:tab/><text:span text:style-name="T11">Uma primitiva e uma operação disponível para que os processos acessam o serviços.</text:span></text:p>
      <text:p text:style-name="P15"/>
      <text:p text:style-name="P17">Continue …</text:p>
      <text:p text:style-name="P17"/>
      <text:p text:style-name="P18">Questão 9)</text:p>
      <text:p text:style-name="P18"><text:tab/><text:span text:style-name="T12">Um provedor de serviço e visto como uma máquina </text:span><text:span text:style-name="T13">abstrata acessível a partir de vários pontos de acesso de serviços (SAPs).</text:span></text:p>
      <text:p text:style-name="P18"/>
      <text:p text:style-name="P19">Questão 10)</text:p>
      <text:p text:style-name="P19"/>
      <text:p text:style-name="P20">Não sei.</text:p>
      <text:p text:style-name="P20"/>
      <text:p text:style-name="P20">Questão 11)</text:p>
      <text:p text:style-name="P20"/>
      <text:p text:style-name="P20">Não sei.</text:p>
      <text:p text:style-name="P20"/>
      <text:p text:style-name="P20">Questão 12) </text:p>
      <text:p text:style-name="P20"/>
      <text:p text:style-name="P20">No caderno.</text:p>
      <text:p text:style-name="P20"/>
      <text:p text:style-name="P26">!Questão 13)</text:p>
      <text:p text:style-name="P20"/>
      <text:p text:style-name="P20"><text:tab/>O serviço orientado a conexões se baseia no sistema telefônico. Para falar com alguém, você <text:span text:style-name="T14">tira o telefone do gancho, digita o numero fala e, em seguida, desliga. Da mesma forma, para utilizar, para utilizar um serviço de rede orientado a conexões, primeiro o usuário só serviço estabelece uma conexão, a utiliza, depois libera.</text:span></text:p>
      <text:p text:style-name="P20"><text:tab/><text:span text:style-name="T15">Ao contrário o serviço não orientado a conexão se baseia no sistema postal. Cada mensagem (carta) carrega o endereço de destino completo e cada uma delas e roteada pelo nó intermediários através do sistema, independente de todas as outras. </text:span></text:p>
      <text:p text:style-name="P20"/>
      <text:p text:style-name="P27">Questão 14)</text:p>
      <text:p text:style-name="P27"/>
      <text:p text:style-name="P27">a) R → A camada física.</text:p>
      <text:p text:style-name="P27">b) R → A camada de enlance de dados, <text:span text:style-name="T16">e su</text:span>.</text:p>
      <text:p text:style-name="P27">c) R → A camada de t de d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0:32:09.059418954</meta:creation-date>
    <dc:date>2022-12-01T00:20:13.319232109</dc:date>
    <meta:editing-duration>P1DT4H3M5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583" meta:character-count="3556" meta:non-whitespace-character-count="3022"/>
  </office:meta>
</office:document-meta>
</file>